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0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try_with_New_def" table:style-name="ta1">
        <table:shapes>
          <draw:frame draw:z-index="0" draw:style-name="gr1" draw:text-style-name="P1" svg:width="17.1461in" svg:height="7.2996in" svg:x="0.335in" svg:y="0.4181in">
            <draw:object draw:notify-on-update-of-ranges="Retry_with_New_def.B1:Retry_with_New_def.B1 Retry_with_New_def.B2:Retry_with_New_def.B101 Retry_with_New_def.C1:Retry_with_New_def.C1 Retry_with_New_def.C2:Retry_with_New_def.C101 Retry_with_New_def.D1:Retry_with_New_def.D1 Retry_with_New_def.D2:Retry_with_New_def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Mutual compression ratio</text:p>
          </table:table-cell>
          <table:table-cell office:value-type="string" calcext:value-type="string">
            <text:p><text:s text:c="2"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011001001" calcext:value-type="float">
            <text:p>1011001001</text:p>
          </table:table-cell>
          <table:table-cell office:value-type="float" office:value="1101101001" calcext:value-type="float">
            <text:p>1101101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736842105263158" calcext:value-type="float">
            <text:p>0.736842105263158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1.01100100111E+018" calcext:value-type="float">
            <text:p>1.01100100111E+018</text:p>
          </table:table-cell>
          <table:table-cell office:value-type="float" office:value="1.1011010010001E+018" calcext:value-type="float">
            <text:p>1.101101001000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1.01100100111E+027" calcext:value-type="float">
            <text:p>1.01100100111E+027</text:p>
          </table:table-cell>
          <table:table-cell office:value-type="float" office:value="1.1011010010001E+027" calcext:value-type="float">
            <text:p>1.1011010010001E+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0.648648648648649" calcext:value-type="float">
            <text:p>0.648648648648649</text:p>
          </table:table-cell>
          <table:table-cell office:value-type="float" office:value="0" calcext:value-type="float">
            <text:p>0</text:p>
          </table:table-cell>
          <table:table-cell office:value-type="float" office:value="1.01100100111E+036" calcext:value-type="float">
            <text:p>1.01100100111E+036</text:p>
          </table:table-cell>
          <table:table-cell office:value-type="float" office:value="1.1011010010001E+036" calcext:value-type="float">
            <text:p>1.1011010010001E+0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673913043478261" calcext:value-type="float">
            <text:p>0.673913043478261</text:p>
          </table:table-cell>
          <table:table-cell office:value-type="float" office:value="0.0652173913043478" calcext:value-type="float">
            <text:p>0.065217391304348</text:p>
          </table:table-cell>
          <table:table-cell office:value-type="float" office:value="1.01100100111E+045" calcext:value-type="float">
            <text:p>1.01100100111E+045</text:p>
          </table:table-cell>
          <table:table-cell office:value-type="float" office:value="1.1011010010001E+045" calcext:value-type="float">
            <text:p>1.1011010010001E+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0727272727272728" calcext:value-type="float">
            <text:p>0.072727272727273</text:p>
          </table:table-cell>
          <table:table-cell office:value-type="float" office:value="1.01100100111E+054" calcext:value-type="float">
            <text:p>1.01100100111E+054</text:p>
          </table:table-cell>
          <table:table-cell office:value-type="float" office:value="1.1011010010001E+054" calcext:value-type="float">
            <text:p>1.1011010010001E+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1100100111E+063" calcext:value-type="float">
            <text:p>1.01100100111E+063</text:p>
          </table:table-cell>
          <table:table-cell office:value-type="float" office:value="1.1011010010001E+063" calcext:value-type="float">
            <text:p>1.1011010010001E+0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0.63013698630137" calcext:value-type="float">
            <text:p>0.63013698630137</text:p>
          </table:table-cell>
          <table:table-cell office:value-type="float" office:value="0.0958904109589041" calcext:value-type="float">
            <text:p>0.095890410958904</text:p>
          </table:table-cell>
          <table:table-cell office:value-type="float" office:value="1.01100100111E+072" calcext:value-type="float">
            <text:p>1.01100100111E+072</text:p>
          </table:table-cell>
          <table:table-cell office:value-type="float" office:value="1.1011010010001E+072" calcext:value-type="float">
            <text:p>1.1011010010001E+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2926829268293" calcext:value-type="float">
            <text:p>0.682926829268293</text:p>
          </table:table-cell>
          <table:table-cell office:value-type="float" office:value="0.634146341463415" calcext:value-type="float">
            <text:p>0.634146341463415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1.01100100111E+081" calcext:value-type="float">
            <text:p>1.01100100111E+081</text:p>
          </table:table-cell>
          <table:table-cell office:value-type="float" office:value="1.1011010010001E+081" calcext:value-type="float">
            <text:p>1.1011010010001E+0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7032967032967" calcext:value-type="float">
            <text:p>0.67032967032967</text:p>
          </table:table-cell>
          <table:table-cell office:value-type="float" office:value="0.626373626373626" calcext:value-type="float">
            <text:p>0.626373626373626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1.01100100111E+090" calcext:value-type="float">
            <text:p>1.01100100111E+090</text:p>
          </table:table-cell>
          <table:table-cell office:value-type="float" office:value="1.1011010010001E+090" calcext:value-type="float">
            <text:p>1.1011010010001E+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float" office:value="1.01100100111E+099" calcext:value-type="float">
            <text:p>1.01100100111E+099</text:p>
          </table:table-cell>
          <table:table-cell office:value-type="float" office:value="1.1011010010001E+099" calcext:value-type="float">
            <text:p>1.1011010010001E+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42201834862385" calcext:value-type="float">
            <text:p>0.642201834862385</text:p>
          </table:table-cell>
          <table:table-cell office:value-type="float" office:value="0.605504587155963" calcext:value-type="float">
            <text:p>0.605504587155963</text:p>
          </table:table-cell>
          <table:table-cell office:value-type="float" office:value="0.055045871559633" calcext:value-type="float">
            <text:p>0.055045871559633</text:p>
          </table:table-cell>
          <table:table-cell office:value-type="float" office:value="1.01100100111E+108" calcext:value-type="float">
            <text:p>1.01100100111E+108</text:p>
          </table:table-cell>
          <table:table-cell office:value-type="float" office:value="1.1011010010001E+108" calcext:value-type="float">
            <text:p>1.1011010010001E+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35593220338983" calcext:value-type="float">
            <text:p>0.635593220338983</text:p>
          </table:table-cell>
          <table:table-cell office:value-type="float" office:value="0.610169491525424" calcext:value-type="float">
            <text:p>0.610169491525424</text:p>
          </table:table-cell>
          <table:table-cell office:value-type="float" office:value="0.0423728813559322" calcext:value-type="float">
            <text:p>0.042372881355932</text:p>
          </table:table-cell>
          <table:table-cell office:value-type="float" office:value="1.01100100111E+117" calcext:value-type="float">
            <text:p>1.01100100111E+117</text:p>
          </table:table-cell>
          <table:table-cell office:value-type="float" office:value="1.1011010010001E+117" calcext:value-type="float">
            <text:p>1.1011010010001E+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37795275590551" calcext:value-type="float">
            <text:p>0.637795275590551</text:p>
          </table:table-cell>
          <table:table-cell office:value-type="float" office:value="0.614173228346457" calcext:value-type="float">
            <text:p>0.614173228346457</text:p>
          </table:table-cell>
          <table:table-cell office:value-type="float" office:value="0.062992125984252" calcext:value-type="float">
            <text:p>0.062992125984252</text:p>
          </table:table-cell>
          <table:table-cell office:value-type="float" office:value="1.01100100111E+126" calcext:value-type="float">
            <text:p>1.01100100111E+126</text:p>
          </table:table-cell>
          <table:table-cell office:value-type="float" office:value="1.1011010010001E+126" calcext:value-type="float">
            <text:p>1.1011010010001E+1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39705882352941" calcext:value-type="float">
            <text:p>0.639705882352941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0294117647058824" calcext:value-type="float">
            <text:p>0.029411764705882</text:p>
          </table:table-cell>
          <table:table-cell office:value-type="float" office:value="1.01100100111E+135" calcext:value-type="float">
            <text:p>1.01100100111E+135</text:p>
          </table:table-cell>
          <table:table-cell office:value-type="float" office:value="1.1011010010001E+135" calcext:value-type="float">
            <text:p>1.1011010010001E+1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41379310344828" calcext:value-type="float">
            <text:p>0.641379310344828</text:p>
          </table:table-cell>
          <table:table-cell office:value-type="float" office:value="0.606896551724138" calcext:value-type="float">
            <text:p>0.606896551724138</text:p>
          </table:table-cell>
          <table:table-cell office:value-type="float" office:value="0.0689655172413794" calcext:value-type="float">
            <text:p>0.068965517241379</text:p>
          </table:table-cell>
          <table:table-cell office:value-type="float" office:value="1.01100100111E+144" calcext:value-type="float">
            <text:p>1.01100100111E+144</text:p>
          </table:table-cell>
          <table:table-cell office:value-type="float" office:value="1.1011010010001E+144" calcext:value-type="float">
            <text:p>1.1011010010001E+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1038961038961" calcext:value-type="float">
            <text:p>0.61038961038961</text:p>
          </table:table-cell>
          <table:table-cell office:value-type="float" office:value="0.0584415584415584" calcext:value-type="float">
            <text:p>0.058441558441558</text:p>
          </table:table-cell>
          <table:table-cell office:value-type="float" office:value="1.01100100111E+153" calcext:value-type="float">
            <text:p>1.01100100111E+153</text:p>
          </table:table-cell>
          <table:table-cell office:value-type="float" office:value="1.1011010010001E+153" calcext:value-type="float">
            <text:p>1.1011010010001E+1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38036809815951" calcext:value-type="float">
            <text:p>0.638036809815951</text:p>
          </table:table-cell>
          <table:table-cell office:value-type="float" office:value="0.613496932515337" calcext:value-type="float">
            <text:p>0.613496932515337</text:p>
          </table:table-cell>
          <table:table-cell office:value-type="float" office:value="0.110429447852761" calcext:value-type="float">
            <text:p>0.110429447852761</text:p>
          </table:table-cell>
          <table:table-cell office:value-type="float" office:value="1.01100100111E+162" calcext:value-type="float">
            <text:p>1.01100100111E+162</text:p>
          </table:table-cell>
          <table:table-cell office:value-type="float" office:value="1.1011010010001E+162" calcext:value-type="float">
            <text:p>1.1011010010001E+1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22093023255814" calcext:value-type="float">
            <text:p>0.622093023255814</text:p>
          </table:table-cell>
          <table:table-cell office:value-type="float" office:value="0.616279069767442" calcext:value-type="float">
            <text:p>0.616279069767442</text:p>
          </table:table-cell>
          <table:table-cell office:value-type="float" office:value="0.0872093023255813" calcext:value-type="float">
            <text:p>0.087209302325581</text:p>
          </table:table-cell>
          <table:table-cell office:value-type="float" office:value="1.01100100111E+171" calcext:value-type="float">
            <text:p>1.01100100111E+171</text:p>
          </table:table-cell>
          <table:table-cell office:value-type="float" office:value="1.1011010010001E+171" calcext:value-type="float">
            <text:p>1.1011010010001E+1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24309392265193" calcext:value-type="float">
            <text:p>0.624309392265193</text:p>
          </table:table-cell>
          <table:table-cell office:value-type="float" office:value="0.61878453038674" calcext:value-type="float">
            <text:p>0.61878453038674</text:p>
          </table:table-cell>
          <table:table-cell office:value-type="float" office:value="0.0994475138121547" calcext:value-type="float">
            <text:p>0.099447513812155</text:p>
          </table:table-cell>
          <table:table-cell office:value-type="float" office:value="1.01100100111E+180" calcext:value-type="float">
            <text:p>1.01100100111E+180</text:p>
          </table:table-cell>
          <table:table-cell office:value-type="float" office:value="1.1011010010001E+180" calcext:value-type="float">
            <text:p>1.1011010010001E+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0947368421052632" calcext:value-type="float">
            <text:p>0.094736842105263</text:p>
          </table:table-cell>
          <table:table-cell office:value-type="float" office:value="1.01100100111E+189" calcext:value-type="float">
            <text:p>1.01100100111E+189</text:p>
          </table:table-cell>
          <table:table-cell office:value-type="float" office:value="1.1011010010001E+189" calcext:value-type="float">
            <text:p>1.1011010010001E+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065326633166" calcext:value-type="float">
            <text:p>0.613065326633166</text:p>
          </table:table-cell>
          <table:table-cell office:value-type="float" office:value="0.608040201005025" calcext:value-type="float">
            <text:p>0.608040201005025</text:p>
          </table:table-cell>
          <table:table-cell office:value-type="float" office:value="0.120603015075377" calcext:value-type="float">
            <text:p>0.120603015075377</text:p>
          </table:table-cell>
          <table:table-cell office:value-type="float" office:value="1.01100100111E+198" calcext:value-type="float">
            <text:p>1.01100100111E+198</text:p>
          </table:table-cell>
          <table:table-cell office:value-type="float" office:value="1.1011010010001E+198" calcext:value-type="float">
            <text:p>1.1011010010001E+1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0961538461538" calcext:value-type="float">
            <text:p>0.600961538461538</text:p>
          </table:table-cell>
          <table:table-cell office:value-type="float" office:value="0.610576923076923" calcext:value-type="float">
            <text:p>0.610576923076923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1.01100100111E+207" calcext:value-type="float">
            <text:p>1.01100100111E+207</text:p>
          </table:table-cell>
          <table:table-cell office:value-type="float" office:value="1.1011010010001E+207" calcext:value-type="float">
            <text:p>1.1011010010001E+2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036866359447" calcext:value-type="float">
            <text:p>0.6036866359447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110599078341014" calcext:value-type="float">
            <text:p>0.110599078341014</text:p>
          </table:table-cell>
          <table:table-cell office:value-type="float" office:value="1.01100100111E+216" calcext:value-type="float">
            <text:p>1.01100100111E+216</text:p>
          </table:table-cell>
          <table:table-cell office:value-type="float" office:value="1.1011010010001E+216" calcext:value-type="float">
            <text:p>1.1011010010001E+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.601769911504425" calcext:value-type="float">
            <text:p>0.601769911504425</text:p>
          </table:table-cell>
          <table:table-cell office:value-type="float" office:value="0.101769911504425" calcext:value-type="float">
            <text:p>0.101769911504425</text:p>
          </table:table-cell>
          <table:table-cell office:value-type="float" office:value="1.01100100111E+225" calcext:value-type="float">
            <text:p>1.01100100111E+225</text:p>
          </table:table-cell>
          <table:table-cell office:value-type="float" office:value="1.1011010010001E+225" calcext:value-type="float">
            <text:p>1.1011010010001E+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.604255319148936" calcext:value-type="float">
            <text:p>0.604255319148936</text:p>
          </table:table-cell>
          <table:table-cell office:value-type="float" office:value="0.123404255319149" calcext:value-type="float">
            <text:p>0.123404255319149</text:p>
          </table:table-cell>
          <table:table-cell office:value-type="float" office:value="1.01100100111E+234" calcext:value-type="float">
            <text:p>1.01100100111E+234</text:p>
          </table:table-cell>
          <table:table-cell office:value-type="float" office:value="1.1011010010001E+234" calcext:value-type="float">
            <text:p>1.1011010010001E+2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94262295081967" calcext:value-type="float">
            <text:p>0.594262295081967</text:p>
          </table:table-cell>
          <table:table-cell office:value-type="float" office:value="0.602459016393443" calcext:value-type="float">
            <text:p>0.602459016393443</text:p>
          </table:table-cell>
          <table:table-cell office:value-type="float" office:value="0.114754098360656" calcext:value-type="float">
            <text:p>0.114754098360656</text:p>
          </table:table-cell>
          <table:table-cell office:value-type="float" office:value="1.01100100111E+243" calcext:value-type="float">
            <text:p>1.01100100111E+243</text:p>
          </table:table-cell>
          <table:table-cell office:value-type="float" office:value="1.1011010010001E+243" calcext:value-type="float">
            <text:p>1.1011010010001E+2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96837944664032" calcext:value-type="float">
            <text:p>0.596837944664032</text:p>
          </table:table-cell>
          <table:table-cell office:value-type="float" office:value="0.592885375494071" calcext:value-type="float">
            <text:p>0.592885375494071</text:p>
          </table:table-cell>
          <table:table-cell office:value-type="float" office:value="0.110671936758893" calcext:value-type="float">
            <text:p>0.110671936758893</text:p>
          </table:table-cell>
          <table:table-cell office:value-type="float" office:value="1.01100100111E+252" calcext:value-type="float">
            <text:p>1.01100100111E+252</text:p>
          </table:table-cell>
          <table:table-cell office:value-type="float" office:value="1.1011010010001E+252" calcext:value-type="float">
            <text:p>1.1011010010001E+2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87786259541985" calcext:value-type="float">
            <text:p>0.587786259541985</text:p>
          </table:table-cell>
          <table:table-cell office:value-type="float" office:value="0.595419847328244" calcext:value-type="float">
            <text:p>0.595419847328244</text:p>
          </table:table-cell>
          <table:table-cell office:value-type="float" office:value="0.106870229007634" calcext:value-type="float">
            <text:p>0.106870229007634</text:p>
          </table:table-cell>
          <table:table-cell office:value-type="float" office:value="1.01100100111E+261" calcext:value-type="float">
            <text:p>1.01100100111E+261</text:p>
          </table:table-cell>
          <table:table-cell office:value-type="float" office:value="1.1011010010001E+261" calcext:value-type="float">
            <text:p>1.1011010010001E+2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.586715867158672" calcext:value-type="float">
            <text:p>0.586715867158672</text:p>
          </table:table-cell>
          <table:table-cell office:value-type="float" office:value="0.0996309963099631" calcext:value-type="float">
            <text:p>0.099630996309963</text:p>
          </table:table-cell>
          <table:table-cell office:value-type="float" office:value="1.01100100111E+270" calcext:value-type="float">
            <text:p>1.01100100111E+270</text:p>
          </table:table-cell>
          <table:table-cell office:value-type="float" office:value="1.1011010010001E+270" calcext:value-type="float">
            <text:p>1.1011010010001E+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.589285714285714" calcext:value-type="float">
            <text:p>0.589285714285714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1.01100100111E+279" calcext:value-type="float">
            <text:p>1.01100100111E+279</text:p>
          </table:table-cell>
          <table:table-cell office:value-type="float" office:value="1.1011010010001E+279" calcext:value-type="float">
            <text:p>1.1011010010001E+2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.591695501730104" calcext:value-type="float">
            <text:p>0.591695501730104</text:p>
          </table:table-cell>
          <table:table-cell office:value-type="float" office:value="0.110726643598616" calcext:value-type="float">
            <text:p>0.110726643598616</text:p>
          </table:table-cell>
          <table:table-cell office:value-type="float" office:value="1.01100100111E+288" calcext:value-type="float">
            <text:p>1.01100100111E+288</text:p>
          </table:table-cell>
          <table:table-cell office:value-type="float" office:value="1.1011010010001E+288" calcext:value-type="float">
            <text:p>1.1011010010001E+2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.583892617449664" calcext:value-type="float">
            <text:p>0.583892617449664</text:p>
          </table:table-cell>
          <table:table-cell office:value-type="float" office:value="0.100671140939597" calcext:value-type="float">
            <text:p>0.100671140939597</text:p>
          </table:table-cell>
          <table:table-cell office:value-type="float" office:value="1.01100100111E+297" calcext:value-type="float">
            <text:p>1.01100100111E+297</text:p>
          </table:table-cell>
          <table:table-cell office:value-type="float" office:value="1.1011010010001E+297" calcext:value-type="float">
            <text:p>1.1011010010001E+2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.586319218241042" calcext:value-type="float">
            <text:p>0.586319218241042</text:p>
          </table:table-cell>
          <table:table-cell office:value-type="float" office:value="0.107491856677524" calcext:value-type="float">
            <text:p>0.107491856677524</text:p>
          </table:table-cell>
          <table:table-cell office:value-type="float" office:value="1.01100100111E+306" calcext:value-type="float">
            <text:p>1.01100100111E+306</text:p>
          </table:table-cell>
          <table:table-cell office:value-type="float" office:value="1.1011010010001E+306" calcext:value-type="float">
            <text:p>1.1011010010001E+3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.579113924050633" calcext:value-type="float">
            <text:p>0.579113924050633</text:p>
          </table:table-cell>
          <table:table-cell office:value-type="float" office:value="0.110759493670886" calcext:value-type="float">
            <text:p>0.110759493670886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.581538461538462" calcext:value-type="float">
            <text:p>0.581538461538462</text:p>
          </table:table-cell>
          <table:table-cell office:value-type="float" office:value="0.104615384615385" calcext:value-type="float">
            <text:p>0.10461538461538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.574850299401198" calcext:value-type="float">
            <text:p>0.574850299401198</text:p>
          </table:table-cell>
          <table:table-cell office:value-type="float" office:value="0.0898203592814371" calcext:value-type="float">
            <text:p>0.08982035928143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.577259475218659" calcext:value-type="float">
            <text:p>0.577259475218659</text:p>
          </table:table-cell>
          <table:table-cell office:value-type="float" office:value="0.0962099125364432" calcext:value-type="float">
            <text:p>0.09620991253644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.571022727272727" calcext:value-type="float">
            <text:p>0.571022727272727</text:p>
          </table:table-cell>
          <table:table-cell office:value-type="float" office:value="0.090909090909091" calcext:value-type="float">
            <text:p>0.090909090909091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.573407202216066" calcext:value-type="float">
            <text:p>0.573407202216066</text:p>
          </table:table-cell>
          <table:table-cell office:value-type="float" office:value="0.0969529085872576" calcext:value-type="float">
            <text:p>0.09695290858725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0.575675675675676" calcext:value-type="float">
            <text:p>0.575675675675676</text:p>
          </table:table-cell>
          <table:table-cell office:value-type="float" office:value="0.0972972972972973" calcext:value-type="float">
            <text:p>0.09729729729729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.569920844327177" calcext:value-type="float">
            <text:p>0.569920844327177</text:p>
          </table:table-cell>
          <table:table-cell office:value-type="float" office:value="0.0897097625329816" calcext:value-type="float">
            <text:p>0.089709762532982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.572164948453608" calcext:value-type="float">
            <text:p>0.572164948453608</text:p>
          </table:table-cell>
          <table:table-cell office:value-type="float" office:value="0.095360824742268" calcext:value-type="float">
            <text:p>0.09536082474226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.566750629722922" calcext:value-type="float">
            <text:p>0.566750629722922</text:p>
          </table:table-cell>
          <table:table-cell office:value-type="float" office:value="0.0856423173803526" calcext:value-type="float">
            <text:p>0.08564231738035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68965517241379" calcext:value-type="float">
            <text:p>0.568965517241379</text:p>
          </table:table-cell>
          <table:table-cell office:value-type="float" office:value="0.561576354679803" calcext:value-type="float">
            <text:p>0.561576354679803</text:p>
          </table:table-cell>
          <table:table-cell office:value-type="float" office:value="0.0812807881773399" calcext:value-type="float">
            <text:p>0.08128078817734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.563855421686747" calcext:value-type="float">
            <text:p>0.563855421686747</text:p>
          </table:table-cell>
          <table:table-cell office:value-type="float" office:value="0.0843373493975904" calcext:value-type="float">
            <text:p>0.0843373493975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66037735849057" calcext:value-type="float">
            <text:p>0.566037735849057</text:p>
          </table:table-cell>
          <table:table-cell office:value-type="float" office:value="0.558962264150943" calcext:value-type="float">
            <text:p>0.558962264150943</text:p>
          </table:table-cell>
          <table:table-cell office:value-type="float" office:value="0.0825471698113208" calcext:value-type="float">
            <text:p>0.082547169811321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.561200923787529" calcext:value-type="float">
            <text:p>0.561200923787529</text:p>
          </table:table-cell>
          <table:table-cell office:value-type="float" office:value="0.0808314087759815" calcext:value-type="float">
            <text:p>0.080831408775982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63348416289593" calcext:value-type="float">
            <text:p>0.563348416289593</text:p>
          </table:table-cell>
          <table:table-cell office:value-type="float" office:value="0.556561085972851" calcext:value-type="float">
            <text:p>0.556561085972851</text:p>
          </table:table-cell>
          <table:table-cell office:value-type="float" office:value="0.083710407239819" calcext:value-type="float">
            <text:p>0.08371040723981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58758314855876" calcext:value-type="float">
            <text:p>0.558758314855876</text:p>
          </table:table-cell>
          <table:table-cell office:value-type="float" office:value="0.552106430155211" calcext:value-type="float">
            <text:p>0.552106430155211</text:p>
          </table:table-cell>
          <table:table-cell office:value-type="float" office:value="0.0864745011086475" calcext:value-type="float">
            <text:p>0.08647450110864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60869565217391" calcext:value-type="float">
            <text:p>0.560869565217391</text:p>
          </table:table-cell>
          <table:table-cell office:value-type="float" office:value="0.554347826086957" calcext:value-type="float">
            <text:p>0.554347826086957</text:p>
          </table:table-cell>
          <table:table-cell office:value-type="float" office:value="0.0760869565217392" calcext:value-type="float">
            <text:p>0.07608695652173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56503198294243" calcext:value-type="float">
            <text:p>0.556503198294243</text:p>
          </table:table-cell>
          <table:table-cell office:value-type="float" office:value="0.550106609808102" calcext:value-type="float">
            <text:p>0.550106609808102</text:p>
          </table:table-cell>
          <table:table-cell office:value-type="float" office:value="0.070362473347548" calcext:value-type="float">
            <text:p>0.07036247334754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58577405857741" calcext:value-type="float">
            <text:p>0.558577405857741</text:p>
          </table:table-cell>
          <table:table-cell office:value-type="float" office:value="0.54602510460251" calcext:value-type="float">
            <text:p>0.54602510460251</text:p>
          </table:table-cell>
          <table:table-cell office:value-type="float" office:value="0.0669456066945606" calcext:value-type="float">
            <text:p>0.066945606694561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54414784394251" calcext:value-type="float">
            <text:p>0.554414784394251</text:p>
          </table:table-cell>
          <table:table-cell office:value-type="float" office:value="0.548254620123203" calcext:value-type="float">
            <text:p>0.548254620123203</text:p>
          </table:table-cell>
          <table:table-cell office:value-type="float" office:value="0.0636550308008213" calcext:value-type="float">
            <text:p>0.063655030800821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56451612903226" calcext:value-type="float">
            <text:p>0.556451612903226</text:p>
          </table:table-cell>
          <table:table-cell office:value-type="float" office:value="0.544354838709677" calcext:value-type="float">
            <text:p>0.544354838709677</text:p>
          </table:table-cell>
          <table:table-cell office:value-type="float" office:value="0.0604838709677419" calcext:value-type="float">
            <text:p>0.060483870967742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52475247524753" calcext:value-type="float">
            <text:p>0.552475247524753</text:p>
          </table:table-cell>
          <table:table-cell office:value-type="float" office:value="0.546534653465347" calcext:value-type="float">
            <text:p>0.546534653465347</text:p>
          </table:table-cell>
          <table:table-cell office:value-type="float" office:value="0.0613861386138615" calcext:value-type="float">
            <text:p>0.061386138613862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54474708171206" calcext:value-type="float">
            <text:p>0.554474708171206</text:p>
          </table:table-cell>
          <table:table-cell office:value-type="float" office:value="0.542801556420233" calcext:value-type="float">
            <text:p>0.542801556420233</text:p>
          </table:table-cell>
          <table:table-cell office:value-type="float" office:value="0.056420233463035" calcext:value-type="float">
            <text:p>0.05642023346303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50669216061185" calcext:value-type="float">
            <text:p>0.550669216061185</text:p>
          </table:table-cell>
          <table:table-cell office:value-type="float" office:value="0.544933078393882" calcext:value-type="float">
            <text:p>0.544933078393882</text:p>
          </table:table-cell>
          <table:table-cell office:value-type="float" office:value="0.0669216061185469" calcext:value-type="float">
            <text:p>0.06692160611854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46992481203007" calcext:value-type="float">
            <text:p>0.546992481203007</text:p>
          </table:table-cell>
          <table:table-cell office:value-type="float" office:value="0.541353383458647" calcext:value-type="float">
            <text:p>0.541353383458647</text:p>
          </table:table-cell>
          <table:table-cell office:value-type="float" office:value="0.0507518796992481" calcext:value-type="float">
            <text:p>0.05075187969924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4898336414048" calcext:value-type="float">
            <text:p>0.54898336414048</text:p>
          </table:table-cell>
          <table:table-cell office:value-type="float" office:value="0.543438077634011" calcext:value-type="float">
            <text:p>0.543438077634011</text:p>
          </table:table-cell>
          <table:table-cell office:value-type="float" office:value="0.0536044362292052" calcext:value-type="float">
            <text:p>0.05360443622920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54" calcext:value-type="float">
            <text:p>0.54</text:p>
          </table:table-cell>
          <table:table-cell office:value-type="float" office:value="0.050909090909091" calcext:value-type="float">
            <text:p>0.050909090909091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42039355992844" calcext:value-type="float">
            <text:p>0.542039355992844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0500894454382826" calcext:value-type="float">
            <text:p>0.05008944543828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45774647887324" calcext:value-type="float">
            <text:p>0.545774647887324</text:p>
          </table:table-cell>
          <table:table-cell office:value-type="float" office:value="0.535211267605634" calcext:value-type="float">
            <text:p>0.535211267605634</text:p>
          </table:table-cell>
          <table:table-cell office:value-type="float" office:value="0.0492957746478873" calcext:value-type="float">
            <text:p>0.04929577464788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42461005199307" calcext:value-type="float">
            <text:p>0.542461005199307</text:p>
          </table:table-cell>
          <table:table-cell office:value-type="float" office:value="0.537261698440208" calcext:value-type="float">
            <text:p>0.537261698440208</text:p>
          </table:table-cell>
          <table:table-cell office:value-type="float" office:value="0.0519930675909879" calcext:value-type="float">
            <text:p>0.05199306759098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39249146757679" calcext:value-type="float">
            <text:p>0.539249146757679</text:p>
          </table:table-cell>
          <table:table-cell office:value-type="float" office:value="0.534129692832764" calcext:value-type="float">
            <text:p>0.534129692832764</text:p>
          </table:table-cell>
          <table:table-cell office:value-type="float" office:value="0.0409556313993174" calcext:value-type="float">
            <text:p>0.04095563139931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41176470588235" calcext:value-type="float">
            <text:p>0.541176470588235</text:p>
          </table:table-cell>
          <table:table-cell office:value-type="float" office:value="0.536134453781513" calcext:value-type="float">
            <text:p>0.536134453781513</text:p>
          </table:table-cell>
          <table:table-cell office:value-type="float" office:value="0.042016806722689" calcext:value-type="float">
            <text:p>0.04201680672268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39735099337748" calcext:value-type="float">
            <text:p>0.539735099337748</text:p>
          </table:table-cell>
          <table:table-cell office:value-type="float" office:value="0.533112582781457" calcext:value-type="float">
            <text:p>0.533112582781457</text:p>
          </table:table-cell>
          <table:table-cell office:value-type="float" office:value="0.0397350993377483" calcext:value-type="float">
            <text:p>0.03973509933774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41598694942904" calcext:value-type="float">
            <text:p>0.541598694942904</text:p>
          </table:table-cell>
          <table:table-cell office:value-type="float" office:value="0.531810766721044" calcext:value-type="float">
            <text:p>0.531810766721044</text:p>
          </table:table-cell>
          <table:table-cell office:value-type="float" office:value="0.0391517128874388" calcext:value-type="float">
            <text:p>0.03915171288743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38585209003215" calcext:value-type="float">
            <text:p>0.538585209003215</text:p>
          </table:table-cell>
          <table:table-cell office:value-type="float" office:value="0.535369774919614" calcext:value-type="float">
            <text:p>0.535369774919614</text:p>
          </table:table-cell>
          <table:table-cell office:value-type="float" office:value="0.0434083601286173" calcext:value-type="float">
            <text:p>0.04340836012861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40412044374009" calcext:value-type="float">
            <text:p>0.540412044374009</text:p>
          </table:table-cell>
          <table:table-cell office:value-type="float" office:value="0.532488114104596" calcext:value-type="float">
            <text:p>0.532488114104596</text:p>
          </table:table-cell>
          <table:table-cell office:value-type="float" office:value="0.0396196513470681" calcext:value-type="float">
            <text:p>0.03961965134706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0484375" calcext:value-type="float">
            <text:p>0.048437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.534668721109399" calcext:value-type="float">
            <text:p>0.534668721109399</text:p>
          </table:table-cell>
          <table:table-cell office:value-type="float" office:value="0.0431432973805855" calcext:value-type="float">
            <text:p>0.043143297380586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37993920972644" calcext:value-type="float">
            <text:p>0.537993920972644</text:p>
          </table:table-cell>
          <table:table-cell office:value-type="float" office:value="0.531914893617021" calcext:value-type="float">
            <text:p>0.531914893617021</text:p>
          </table:table-cell>
          <table:table-cell office:value-type="float" office:value="0.0379939209726444" calcext:value-type="float">
            <text:p>0.037993920972644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35232383808096" calcext:value-type="float">
            <text:p>0.535232383808096</text:p>
          </table:table-cell>
          <table:table-cell office:value-type="float" office:value="0.530734632683658" calcext:value-type="float">
            <text:p>0.530734632683658</text:p>
          </table:table-cell>
          <table:table-cell office:value-type="float" office:value="0.0374812593703148" calcext:value-type="float">
            <text:p>0.03748125937031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32544378698225" calcext:value-type="float">
            <text:p>0.532544378698225</text:p>
          </table:table-cell>
          <table:table-cell office:value-type="float" office:value="0.534023668639053" calcext:value-type="float">
            <text:p>0.534023668639053</text:p>
          </table:table-cell>
          <table:table-cell office:value-type="float" office:value="0.0399408284023669" calcext:value-type="float">
            <text:p>0.03994082840236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.531386861313869" calcext:value-type="float">
            <text:p>0.531386861313869</text:p>
          </table:table-cell>
          <table:table-cell office:value-type="float" office:value="0.037956204379562" calcext:value-type="float">
            <text:p>0.037956204379562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36023054755043" calcext:value-type="float">
            <text:p>0.536023054755043</text:p>
          </table:table-cell>
          <table:table-cell office:value-type="float" office:value="0.528818443804034" calcext:value-type="float">
            <text:p>0.528818443804034</text:p>
          </table:table-cell>
          <table:table-cell office:value-type="float" office:value="0.0360230547550432" calcext:value-type="float">
            <text:p>0.03602305475504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33428165007112" calcext:value-type="float">
            <text:p>0.53342816500711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0341394025604552" calcext:value-type="float">
            <text:p>0.03413940256045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30898876404494" calcext:value-type="float">
            <text:p>0.530898876404494</text:p>
          </table:table-cell>
          <table:table-cell office:value-type="float" office:value="0.528089887640449" calcext:value-type="float">
            <text:p>0.528089887640449</text:p>
          </table:table-cell>
          <table:table-cell office:value-type="float" office:value="0.0280898876404494" calcext:value-type="float">
            <text:p>0.02808988764044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533980582524272" calcext:value-type="float">
            <text:p>0.533980582524272</text:p>
          </table:table-cell>
          <table:table-cell office:value-type="float" office:value="0.525658807212205" calcext:value-type="float">
            <text:p>0.525658807212205</text:p>
          </table:table-cell>
          <table:table-cell office:value-type="float" office:value="0.0263522884882108" calcext:value-type="float">
            <text:p>0.026352288488211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31506849315069" calcext:value-type="float">
            <text:p>0.531506849315069</text:p>
          </table:table-cell>
          <table:table-cell office:value-type="float" office:value="0.523287671232877" calcext:value-type="float">
            <text:p>0.523287671232877</text:p>
          </table:table-cell>
          <table:table-cell office:value-type="float" office:value="0.0246575342465753" calcext:value-type="float">
            <text:p>0.02465753424657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30446549391069" calcext:value-type="float">
            <text:p>0.530446549391069</text:p>
          </table:table-cell>
          <table:table-cell office:value-type="float" office:value="0.525033829499323" calcext:value-type="float">
            <text:p>0.525033829499323</text:p>
          </table:table-cell>
          <table:table-cell office:value-type="float" office:value="0.0270635994587281" calcext:value-type="float">
            <text:p>0.02706359945872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533422459893048" calcext:value-type="float">
            <text:p>0.533422459893048</text:p>
          </table:table-cell>
          <table:table-cell office:value-type="float" office:value="0.522727272727273" calcext:value-type="float">
            <text:p>0.522727272727273</text:p>
          </table:table-cell>
          <table:table-cell office:value-type="float" office:value="0.0267379679144385" calcext:value-type="float">
            <text:p>0.02673796791443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531043593130779" calcext:value-type="float">
            <text:p>0.531043593130779</text:p>
          </table:table-cell>
          <table:table-cell office:value-type="float" office:value="0.520475561426684" calcext:value-type="float">
            <text:p>0.520475561426684</text:p>
          </table:table-cell>
          <table:table-cell office:value-type="float" office:value="0.0250990752972259" calcext:value-type="float">
            <text:p>0.025099075297226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528720626631854" calcext:value-type="float">
            <text:p>0.528720626631854</text:p>
          </table:table-cell>
          <table:table-cell office:value-type="float" office:value="0.523498694516971" calcext:value-type="float">
            <text:p>0.523498694516971</text:p>
          </table:table-cell>
          <table:table-cell office:value-type="float" office:value="0.0287206266318538" calcext:value-type="float">
            <text:p>0.028720626631854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26451612903226" calcext:value-type="float">
            <text:p>0.526451612903226</text:p>
          </table:table-cell>
          <table:table-cell office:value-type="float" office:value="0.521290322580645" calcext:value-type="float">
            <text:p>0.521290322580645</text:p>
          </table:table-cell>
          <table:table-cell office:value-type="float" office:value="0.0270967741935483" calcext:value-type="float">
            <text:p>0.02709677419354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524234693877551" calcext:value-type="float">
            <text:p>0.524234693877551</text:p>
          </table:table-cell>
          <table:table-cell office:value-type="float" office:value="0.522959183673469" calcext:value-type="float">
            <text:p>0.522959183673469</text:p>
          </table:table-cell>
          <table:table-cell office:value-type="float" office:value="0.0293367346938775" calcext:value-type="float">
            <text:p>0.02933673469387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27112232030265" calcext:value-type="float">
            <text:p>0.527112232030265</text:p>
          </table:table-cell>
          <table:table-cell office:value-type="float" office:value="0.520807061790668" calcext:value-type="float">
            <text:p>0.520807061790668</text:p>
          </table:table-cell>
          <table:table-cell office:value-type="float" office:value="0.0277427490542245" calcext:value-type="float">
            <text:p>0.02774274905422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24937655860349" calcext:value-type="float">
            <text:p>0.524937655860349</text:p>
          </table:table-cell>
          <table:table-cell office:value-type="float" office:value="0.518703241895262" calcext:value-type="float">
            <text:p>0.518703241895262</text:p>
          </table:table-cell>
          <table:table-cell office:value-type="float" office:value="0.029925187032419" calcext:value-type="float">
            <text:p>0.02992518703241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526510480887793" calcext:value-type="float">
            <text:p>0.526510480887793</text:p>
          </table:table-cell>
          <table:table-cell office:value-type="float" office:value="0.517879161528977" calcext:value-type="float">
            <text:p>0.517879161528977</text:p>
          </table:table-cell>
          <table:table-cell office:value-type="float" office:value="0.0234278668310728" calcext:value-type="float">
            <text:p>0.02342786683107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24390243902439" calcext:value-type="float">
            <text:p>0.524390243902439</text:p>
          </table:table-cell>
          <table:table-cell office:value-type="float" office:value="0.515853658536585" calcext:value-type="float">
            <text:p>0.515853658536585</text:p>
          </table:table-cell>
          <table:table-cell office:value-type="float" office:value="0.0219512195121951" calcext:value-type="float">
            <text:p>0.02195121951219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22316043425814" calcext:value-type="float">
            <text:p>0.522316043425814</text:p>
          </table:table-cell>
          <table:table-cell office:value-type="float" office:value="0.518697225572979" calcext:value-type="float">
            <text:p>0.518697225572979</text:p>
          </table:table-cell>
          <table:table-cell office:value-type="float" office:value="0.0253317249698431" calcext:value-type="float">
            <text:p>0.02533172496984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23866348448687" calcext:value-type="float">
            <text:p>0.523866348448687</text:p>
          </table:table-cell>
          <table:table-cell office:value-type="float" office:value="0.517899761336516" calcext:value-type="float">
            <text:p>0.517899761336516</text:p>
          </table:table-cell>
          <table:table-cell office:value-type="float" office:value="0.022673031026253" calcext:value-type="float">
            <text:p>0.02267303102625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23022432113341" calcext:value-type="float">
            <text:p>0.523022432113341</text:p>
          </table:table-cell>
          <table:table-cell office:value-type="float" office:value="0.515938606847698" calcext:value-type="float">
            <text:p>0.515938606847698</text:p>
          </table:table-cell>
          <table:table-cell office:value-type="float" office:value="0.0200708382526564" calcext:value-type="float">
            <text:p>0.02007083825265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1111100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0000101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521028037383178" calcext:value-type="float">
            <text:p>0.521028037383178</text:p>
          </table:table-cell>
          <table:table-cell office:value-type="float" office:value="0.51518691588785" calcext:value-type="float">
            <text:p>0.51518691588785</text:p>
          </table:table-cell>
          <table:table-cell office:value-type="float" office:value="0.0210280373831776" calcext:value-type="float">
            <text:p>0.02102803738317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1111100001110101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0000101100100000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20231213872832" calcext:value-type="float">
            <text:p>0.520231213872832</text:p>
          </table:table-cell>
          <table:table-cell office:value-type="float" office:value="0.516763005780347" calcext:value-type="float">
            <text:p>0.516763005780347</text:p>
          </table:table-cell>
          <table:table-cell office:value-type="float" office:value="0.023121387283237" calcext:value-type="float">
            <text:p>0.023121387283237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11111000011101011101100001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0000101100100000111001001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24027459954233" calcext:value-type="float">
            <text:p>0.524027459954233</text:p>
          </table:table-cell>
          <table:table-cell office:value-type="float" office:value="0.51487414187643" calcext:value-type="float">
            <text:p>0.51487414187643</text:p>
          </table:table-cell>
          <table:table-cell office:value-type="float" office:value="0.022883295194508" calcext:value-type="float">
            <text:p>0.022883295194508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1111100001110101110110000110000111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0000101100100000111001001000011110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2321630804077" calcext:value-type="float">
            <text:p>0.52321630804077</text:p>
          </table:table-cell>
          <table:table-cell office:value-type="float" office:value="0.517553793884485" calcext:value-type="float">
            <text:p>0.517553793884485</text:p>
          </table:table-cell>
          <table:table-cell office:value-type="float" office:value="0.0260475651189128" calcext:value-type="float">
            <text:p>0.026047565118913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111110000111010111011000011000011101000101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0000101100100000111001001000011110110110001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22421524663677" calcext:value-type="float">
            <text:p>0.522421524663677</text:p>
          </table:table-cell>
          <table:table-cell office:value-type="float" office:value="0.515695067264574" calcext:value-type="float">
            <text:p>0.515695067264574</text:p>
          </table:table-cell>
          <table:table-cell office:value-type="float" office:value="0.0246636771300449" calcext:value-type="float">
            <text:p>0.024663677130045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111110000111010111011000011000011101000101001000011100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00001011001000001110010010000111101101100010001110010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23862375138735" calcext:value-type="float">
            <text:p>0.523862375138735</text:p>
          </table:table-cell>
          <table:table-cell office:value-type="float" office:value="0.518312985571587" calcext:value-type="float">
            <text:p>0.518312985571587</text:p>
          </table:table-cell>
          <table:table-cell office:value-type="float" office:value="0.025527192008879" calcext:value-type="float">
            <text:p>0.025527192008879</text:p>
          </table:table-cell>
          <table:table-cell office:value-type="string" calcext:value-type="string">
            <text:p>1011001001110000110111101101100001111000100011011101010100010010001010011101011010011111100010011010100011010101110010111100001000100010010001100111101011001010110110011010111111011100101010101110110101111011101010011011101110110000101101000001111110110111001111000000111010001001100110010110000111001101001111001011001010010100001010011000011100001111011000110010001001100100101110100001001111011111001011100111110001111100101011011110111001000110000000001100101011110100000010100010000000000100101100100100111111001100001011111001100111111000110111010100100000001111010010011011101111010110110110101000100010010000001000000011111110110011110000010000000010100011100011111000110010010100101111010000011000111101010001001110101000000100110100110100000110010101010001100001110011000000100001110010000000101100101000011010000011110000011100111110000111010111011000011000011101000101001000011100111001001</text:p>
          </table:table-cell>
          <table:table-cell office:value-type="string" calcext:value-type="string">
            <text:p>110110100100010101111111001001110010101001101011011011101100011011100011101100001110011100001010011010100111001101111100110000111110101010011000000010111010010001000000110011110001000110011011111010001111000101110000010010010010010111101110101011000100000100010000101010011011000011000001111111001100101000101101111110101111100101010000010011100101011010111001000101101101111110101011000111001101110111111010001011111010100111010111111101001011111100000000011000010010101011101011100001010111001010000001110110110111110000110001001011001010101100010010101010010101000100110110011110110101010100110011001011100101011111000011001001011010011010001010000000010110110111101011011000000101111111110011101010111011010010101010011110111001000111111101101110111111111001100101001111001010100101011110100100100000011010010101001100010111101001101100001011001000001110010010000111101101100010001110010100011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3T12:09:28.816752966</dc:date>
    <meta:editing-duration>PT58S</meta:editing-duration>
    <meta:editing-cycles>1</meta:editing-cycles>
    <meta:generator>LibreOffice/6.4.7.2$Linux_X86_64 LibreOffice_project/40$Build-2</meta:generator>
    <meta:document-statistic meta:table-count="1" meta:cell-count="6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552cm" svg:height="18.542cm" xlink:href=".." xlink:type="simple" chart:class="chart:line" chart:style-name="ch1">
        <chart:legend chart:legend-position="end" svg:x="38.239cm" svg:y="8.474cm" style:legend-expansion="high" chart:style-name="ch2"/>
        <chart:plot-area chart:style-name="ch3" table:cell-range-address="Retry_with_New_def.B1:Retry_with_New_def.D101" chart:data-source-has-labels="row" svg:x="0.871cm" svg:y="0.37cm" svg:width="36.497cm" svg:height="17.802cm">
          <chartooo:coordinate-region svg:x="1.598cm" svg:y="0.57cm" svg:width="35.77cm" svg:height="16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try_with_New_def.B2:Retry_with_New_def.B101" chart:label-cell-address="Retry_with_New_def.B1:Retry_with_New_def.B1" chart:class="chart:line">
            <chart:data-point chart:repeated="100"/>
          </chart:series>
          <chart:series chart:style-name="ch7" chart:values-cell-range-address="Retry_with_New_def.C2:Retry_with_New_def.C101" chart:label-cell-address="Retry_with_New_def.C1:Retry_with_New_def.C1" chart:class="chart:line">
            <chart:data-point chart:repeated="100"/>
          </chart:series>
          <chart:series chart:style-name="ch8" chart:values-cell-range-address="Retry_with_New_def.D2:Retry_with_New_def.D101" chart:label-cell-address="Retry_with_New_def.D1:Retry_with_New_def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Retry_with_New_def.B1:Retry_with_New_def.B1</svg:desc>
                </draw:g>
              </table:table-cell>
              <table:table-cell office:value-type="string">
                <text:p> compression ratio of s2</text:p>
                <draw:g>
                  <svg:desc>Retry_with_New_def.C1:Retry_with_New_def.C1</svg:desc>
                </draw:g>
              </table:table-cell>
              <table:table-cell office:value-type="string">
                <text:p> Mutual compression ratio</text:p>
                <draw:g>
                  <svg:desc>Retry_with_New_def.D1:Retry_with_New_def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try_with_New_def.B2:Retry_with_New_def.B101</svg:desc>
                </draw:g>
              </table:table-cell>
              <table:table-cell office:value-type="float" office:value="0.8">
                <text:p>0.8</text:p>
                <draw:g>
                  <svg:desc>Retry_with_New_def.C2:Retry_with_New_def.C101</svg:desc>
                </draw:g>
              </table:table-cell>
              <table:table-cell office:value-type="float" office:value="0.2">
                <text:p>0.2</text:p>
                <draw:g>
                  <svg:desc>Retry_with_New_def.D2:Retry_with_New_def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2727272727273">
                <text:p>0.672727272727273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0727272727272728">
                <text:p>0.0727272727272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25">
                <text:p>0.65625</text:p>
              </table:table-cell>
              <table:table-cell office:value-type="float" office:value="0.625">
                <text:p>0.62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0958904109589041">
                <text:p>0.0958904109589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032967032967">
                <text:p>0.67032967032967</text:p>
              </table:table-cell>
              <table:table-cell office:value-type="float" office:value="0.626373626373626">
                <text:p>0.626373626373626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2201834862385">
                <text:p>0.642201834862385</text:p>
              </table:table-cell>
              <table:table-cell office:value-type="float" office:value="0.605504587155963">
                <text:p>0.605504587155963</text:p>
              </table:table-cell>
              <table:table-cell office:value-type="float" office:value="0.055045871559633">
                <text:p>0.055045871559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5593220338983">
                <text:p>0.635593220338983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0423728813559322">
                <text:p>0.0423728813559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614173228346457">
                <text:p>0.614173228346457</text:p>
              </table:table-cell>
              <table:table-cell office:value-type="float" office:value="0.062992125984252">
                <text:p>0.062992125984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9705882352941">
                <text:p>0.63970588235294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294117647058824">
                <text:p>0.0294117647058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1379310344828">
                <text:p>0.641379310344828</text:p>
              </table:table-cell>
              <table:table-cell office:value-type="float" office:value="0.606896551724138">
                <text:p>0.606896551724138</text:p>
              </table:table-cell>
              <table:table-cell office:value-type="float" office:value="0.0689655172413794">
                <text:p>0.0689655172413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0584415584415584">
                <text:p>0.0584415584415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8036809815951">
                <text:p>0.638036809815951</text:p>
              </table:table-cell>
              <table:table-cell office:value-type="float" office:value="0.613496932515337">
                <text:p>0.613496932515337</text:p>
              </table:table-cell>
              <table:table-cell office:value-type="float" office:value="0.110429447852761">
                <text:p>0.110429447852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2093023255814">
                <text:p>0.622093023255814</text:p>
              </table:table-cell>
              <table:table-cell office:value-type="float" office:value="0.616279069767442">
                <text:p>0.616279069767442</text:p>
              </table:table-cell>
              <table:table-cell office:value-type="float" office:value="0.0872093023255813">
                <text:p>0.0872093023255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4309392265193">
                <text:p>0.624309392265193</text:p>
              </table:table-cell>
              <table:table-cell office:value-type="float" office:value="0.61878453038674">
                <text:p>0.61878453038674</text:p>
              </table:table-cell>
              <table:table-cell office:value-type="float" office:value="0.0994475138121547">
                <text:p>0.0994475138121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0526315789474">
                <text:p>0.610526315789474</text:p>
              </table:table-cell>
              <table:table-cell office:value-type="float" office:value="0.621052631578947">
                <text:p>0.621052631578947</text:p>
              </table:table-cell>
              <table:table-cell office:value-type="float" office:value="0.0947368421052632">
                <text:p>0.0947368421052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3065326633166">
                <text:p>0.613065326633166</text:p>
              </table:table-cell>
              <table:table-cell office:value-type="float" office:value="0.608040201005025">
                <text:p>0.608040201005025</text:p>
              </table:table-cell>
              <table:table-cell office:value-type="float" office:value="0.120603015075377">
                <text:p>0.120603015075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0961538461538">
                <text:p>0.600961538461538</text:p>
              </table:table-cell>
              <table:table-cell office:value-type="float" office:value="0.610576923076923">
                <text:p>0.610576923076923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36866359447">
                <text:p>0.6036866359447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110599078341014">
                <text:p>0.110599078341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101769911504425">
                <text:p>0.101769911504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4255319148936">
                <text:p>0.604255319148936</text:p>
              </table:table-cell>
              <table:table-cell office:value-type="float" office:value="0.604255319148936">
                <text:p>0.604255319148936</text:p>
              </table:table-cell>
              <table:table-cell office:value-type="float" office:value="0.123404255319149">
                <text:p>0.123404255319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4262295081967">
                <text:p>0.594262295081967</text:p>
              </table:table-cell>
              <table:table-cell office:value-type="float" office:value="0.602459016393443">
                <text:p>0.602459016393443</text:p>
              </table:table-cell>
              <table:table-cell office:value-type="float" office:value="0.114754098360656">
                <text:p>0.114754098360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6837944664032">
                <text:p>0.596837944664032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110671936758893">
                <text:p>0.110671936758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7786259541985">
                <text:p>0.587786259541985</text:p>
              </table:table-cell>
              <table:table-cell office:value-type="float" office:value="0.595419847328244">
                <text:p>0.595419847328244</text:p>
              </table:table-cell>
              <table:table-cell office:value-type="float" office:value="0.106870229007634">
                <text:p>0.106870229007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0996309963099631">
                <text:p>0.0996309963099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1695501730104">
                <text:p>0.591695501730104</text:p>
              </table:table-cell>
              <table:table-cell office:value-type="float" office:value="0.591695501730104">
                <text:p>0.591695501730104</text:p>
              </table:table-cell>
              <table:table-cell office:value-type="float" office:value="0.110726643598616">
                <text:p>0.110726643598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100671140939597">
                <text:p>0.100671140939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6319218241042">
                <text:p>0.586319218241042</text:p>
              </table:table-cell>
              <table:table-cell office:value-type="float" office:value="0.586319218241042">
                <text:p>0.586319218241042</text:p>
              </table:table-cell>
              <table:table-cell office:value-type="float" office:value="0.107491856677524">
                <text:p>0.107491856677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9113924050633">
                <text:p>0.579113924050633</text:p>
              </table:table-cell>
              <table:table-cell office:value-type="float" office:value="0.579113924050633">
                <text:p>0.579113924050633</text:p>
              </table:table-cell>
              <table:table-cell office:value-type="float" office:value="0.110759493670886">
                <text:p>0.110759493670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538461538462">
                <text:p>0.581538461538462</text:p>
              </table:table-cell>
              <table:table-cell office:value-type="float" office:value="0.581538461538462">
                <text:p>0.581538461538462</text:p>
              </table:table-cell>
              <table:table-cell office:value-type="float" office:value="0.104615384615385">
                <text:p>0.1046153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0898203592814371">
                <text:p>0.0898203592814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0962099125364432">
                <text:p>0.0962099125364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090909090909091">
                <text:p>0.090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3407202216066">
                <text:p>0.573407202216066</text:p>
              </table:table-cell>
              <table:table-cell office:value-type="float" office:value="0.573407202216066">
                <text:p>0.573407202216066</text:p>
              </table:table-cell>
              <table:table-cell office:value-type="float" office:value="0.0969529085872576">
                <text:p>0.0969529085872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75675675675676">
                <text:p>0.575675675675676</text:p>
              </table:table-cell>
              <table:table-cell office:value-type="float" office:value="0.0972972972972973">
                <text:p>0.0972972972972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9920844327177">
                <text:p>0.569920844327177</text:p>
              </table:table-cell>
              <table:table-cell office:value-type="float" office:value="0.569920844327177">
                <text:p>0.569920844327177</text:p>
              </table:table-cell>
              <table:table-cell office:value-type="float" office:value="0.0897097625329816">
                <text:p>0.0897097625329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2164948453608">
                <text:p>0.572164948453608</text:p>
              </table:table-cell>
              <table:table-cell office:value-type="float" office:value="0.572164948453608">
                <text:p>0.572164948453608</text:p>
              </table:table-cell>
              <table:table-cell office:value-type="float" office:value="0.095360824742268">
                <text:p>0.095360824742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6750629722922">
                <text:p>0.566750629722922</text:p>
              </table:table-cell>
              <table:table-cell office:value-type="float" office:value="0.566750629722922">
                <text:p>0.566750629722922</text:p>
              </table:table-cell>
              <table:table-cell office:value-type="float" office:value="0.0856423173803526">
                <text:p>0.0856423173803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.561576354679803">
                <text:p>0.561576354679803</text:p>
              </table:table-cell>
              <table:table-cell office:value-type="float" office:value="0.0812807881773399">
                <text:p>0.0812807881773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3855421686747">
                <text:p>0.563855421686747</text:p>
              </table:table-cell>
              <table:table-cell office:value-type="float" office:value="0.563855421686747">
                <text:p>0.563855421686747</text:p>
              </table:table-cell>
              <table:table-cell office:value-type="float" office:value="0.0843373493975904">
                <text:p>0.0843373493975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6037735849057">
                <text:p>0.566037735849057</text:p>
              </table:table-cell>
              <table:table-cell office:value-type="float" office:value="0.558962264150943">
                <text:p>0.558962264150943</text:p>
              </table:table-cell>
              <table:table-cell office:value-type="float" office:value="0.0825471698113208">
                <text:p>0.0825471698113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61200923787529">
                <text:p>0.561200923787529</text:p>
              </table:table-cell>
              <table:table-cell office:value-type="float" office:value="0.561200923787529">
                <text:p>0.561200923787529</text:p>
              </table:table-cell>
              <table:table-cell office:value-type="float" office:value="0.0808314087759815">
                <text:p>0.0808314087759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348416289593">
                <text:p>0.563348416289593</text:p>
              </table:table-cell>
              <table:table-cell office:value-type="float" office:value="0.556561085972851">
                <text:p>0.556561085972851</text:p>
              </table:table-cell>
              <table:table-cell office:value-type="float" office:value="0.083710407239819">
                <text:p>0.083710407239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8758314855876">
                <text:p>0.558758314855876</text:p>
              </table:table-cell>
              <table:table-cell office:value-type="float" office:value="0.552106430155211">
                <text:p>0.552106430155211</text:p>
              </table:table-cell>
              <table:table-cell office:value-type="float" office:value="0.0864745011086475">
                <text:p>0.0864745011086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0869565217391">
                <text:p>0.560869565217391</text:p>
              </table:table-cell>
              <table:table-cell office:value-type="float" office:value="0.554347826086957">
                <text:p>0.554347826086957</text:p>
              </table:table-cell>
              <table:table-cell office:value-type="float" office:value="0.0760869565217392">
                <text:p>0.0760869565217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6503198294243">
                <text:p>0.556503198294243</text:p>
              </table:table-cell>
              <table:table-cell office:value-type="float" office:value="0.550106609808102">
                <text:p>0.550106609808102</text:p>
              </table:table-cell>
              <table:table-cell office:value-type="float" office:value="0.070362473347548">
                <text:p>0.070362473347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8577405857741">
                <text:p>0.558577405857741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0669456066945606">
                <text:p>0.0669456066945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4414784394251">
                <text:p>0.554414784394251</text:p>
              </table:table-cell>
              <table:table-cell office:value-type="float" office:value="0.548254620123203">
                <text:p>0.548254620123203</text:p>
              </table:table-cell>
              <table:table-cell office:value-type="float" office:value="0.0636550308008213">
                <text:p>0.0636550308008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6451612903226">
                <text:p>0.556451612903226</text:p>
              </table:table-cell>
              <table:table-cell office:value-type="float" office:value="0.544354838709677">
                <text:p>0.544354838709677</text:p>
              </table:table-cell>
              <table:table-cell office:value-type="float" office:value="0.0604838709677419">
                <text:p>0.0604838709677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475247524753">
                <text:p>0.552475247524753</text:p>
              </table:table-cell>
              <table:table-cell office:value-type="float" office:value="0.546534653465347">
                <text:p>0.546534653465347</text:p>
              </table:table-cell>
              <table:table-cell office:value-type="float" office:value="0.0613861386138615">
                <text:p>0.06138613861386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4474708171206">
                <text:p>0.554474708171206</text:p>
              </table:table-cell>
              <table:table-cell office:value-type="float" office:value="0.542801556420233">
                <text:p>0.542801556420233</text:p>
              </table:table-cell>
              <table:table-cell office:value-type="float" office:value="0.056420233463035">
                <text:p>0.056420233463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0669216061185">
                <text:p>0.550669216061185</text:p>
              </table:table-cell>
              <table:table-cell office:value-type="float" office:value="0.544933078393882">
                <text:p>0.544933078393882</text:p>
              </table:table-cell>
              <table:table-cell office:value-type="float" office:value="0.0669216061185469">
                <text:p>0.0669216061185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6992481203007">
                <text:p>0.546992481203007</text:p>
              </table:table-cell>
              <table:table-cell office:value-type="float" office:value="0.541353383458647">
                <text:p>0.541353383458647</text:p>
              </table:table-cell>
              <table:table-cell office:value-type="float" office:value="0.0507518796992481">
                <text:p>0.0507518796992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898336414048">
                <text:p>0.54898336414048</text:p>
              </table:table-cell>
              <table:table-cell office:value-type="float" office:value="0.543438077634011">
                <text:p>0.543438077634011</text:p>
              </table:table-cell>
              <table:table-cell office:value-type="float" office:value="0.0536044362292052">
                <text:p>0.0536044362292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">
                <text:p>0.54</text:p>
              </table:table-cell>
              <table:table-cell office:value-type="float" office:value="0.050909090909091">
                <text:p>0.050909090909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2039355992844">
                <text:p>0.542039355992844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500894454382826">
                <text:p>0.0500894454382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5774647887324">
                <text:p>0.545774647887324</text:p>
              </table:table-cell>
              <table:table-cell office:value-type="float" office:value="0.535211267605634">
                <text:p>0.535211267605634</text:p>
              </table:table-cell>
              <table:table-cell office:value-type="float" office:value="0.0492957746478873">
                <text:p>0.0492957746478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2461005199307">
                <text:p>0.542461005199307</text:p>
              </table:table-cell>
              <table:table-cell office:value-type="float" office:value="0.537261698440208">
                <text:p>0.537261698440208</text:p>
              </table:table-cell>
              <table:table-cell office:value-type="float" office:value="0.0519930675909879">
                <text:p>0.05199306759098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9249146757679">
                <text:p>0.539249146757679</text:p>
              </table:table-cell>
              <table:table-cell office:value-type="float" office:value="0.534129692832764">
                <text:p>0.534129692832764</text:p>
              </table:table-cell>
              <table:table-cell office:value-type="float" office:value="0.0409556313993174">
                <text:p>0.04095563139931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1176470588235">
                <text:p>0.541176470588235</text:p>
              </table:table-cell>
              <table:table-cell office:value-type="float" office:value="0.536134453781513">
                <text:p>0.536134453781513</text:p>
              </table:table-cell>
              <table:table-cell office:value-type="float" office:value="0.042016806722689">
                <text:p>0.042016806722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9735099337748">
                <text:p>0.539735099337748</text:p>
              </table:table-cell>
              <table:table-cell office:value-type="float" office:value="0.533112582781457">
                <text:p>0.533112582781457</text:p>
              </table:table-cell>
              <table:table-cell office:value-type="float" office:value="0.0397350993377483">
                <text:p>0.0397350993377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1598694942904">
                <text:p>0.541598694942904</text:p>
              </table:table-cell>
              <table:table-cell office:value-type="float" office:value="0.531810766721044">
                <text:p>0.531810766721044</text:p>
              </table:table-cell>
              <table:table-cell office:value-type="float" office:value="0.0391517128874388">
                <text:p>0.03915171288743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8585209003215">
                <text:p>0.538585209003215</text:p>
              </table:table-cell>
              <table:table-cell office:value-type="float" office:value="0.535369774919614">
                <text:p>0.535369774919614</text:p>
              </table:table-cell>
              <table:table-cell office:value-type="float" office:value="0.0434083601286173">
                <text:p>0.0434083601286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40412044374009">
                <text:p>0.540412044374009</text:p>
              </table:table-cell>
              <table:table-cell office:value-type="float" office:value="0.532488114104596">
                <text:p>0.532488114104596</text:p>
              </table:table-cell>
              <table:table-cell office:value-type="float" office:value="0.0396196513470681">
                <text:p>0.03961965134706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75">
                <text:p>0.5375</text:p>
              </table:table-cell>
              <table:table-cell office:value-type="float" office:value="0.5359375">
                <text:p>0.5359375</text:p>
              </table:table-cell>
              <table:table-cell office:value-type="float" office:value="0.0484375">
                <text:p>0.048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4668721109399">
                <text:p>0.534668721109399</text:p>
              </table:table-cell>
              <table:table-cell office:value-type="float" office:value="0.534668721109399">
                <text:p>0.534668721109399</text:p>
              </table:table-cell>
              <table:table-cell office:value-type="float" office:value="0.0431432973805855">
                <text:p>0.0431432973805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7993920972644">
                <text:p>0.537993920972644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0.0379939209726444">
                <text:p>0.0379939209726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5232383808096">
                <text:p>0.535232383808096</text:p>
              </table:table-cell>
              <table:table-cell office:value-type="float" office:value="0.530734632683658">
                <text:p>0.530734632683658</text:p>
              </table:table-cell>
              <table:table-cell office:value-type="float" office:value="0.0374812593703148">
                <text:p>0.0374812593703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2544378698225">
                <text:p>0.532544378698225</text:p>
              </table:table-cell>
              <table:table-cell office:value-type="float" office:value="0.534023668639053">
                <text:p>0.534023668639053</text:p>
              </table:table-cell>
              <table:table-cell office:value-type="float" office:value="0.0399408284023669">
                <text:p>0.0399408284023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1386861313869">
                <text:p>0.531386861313869</text:p>
              </table:table-cell>
              <table:table-cell office:value-type="float" office:value="0.531386861313869">
                <text:p>0.531386861313869</text:p>
              </table:table-cell>
              <table:table-cell office:value-type="float" office:value="0.037956204379562">
                <text:p>0.037956204379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6023054755043">
                <text:p>0.536023054755043</text:p>
              </table:table-cell>
              <table:table-cell office:value-type="float" office:value="0.528818443804034">
                <text:p>0.528818443804034</text:p>
              </table:table-cell>
              <table:table-cell office:value-type="float" office:value="0.0360230547550432">
                <text:p>0.0360230547550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3428165007112">
                <text:p>0.53342816500711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41394025604552">
                <text:p>0.0341394025604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0898876404494">
                <text:p>0.530898876404494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0.0280898876404494">
                <text:p>0.0280898876404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3980582524272">
                <text:p>0.533980582524272</text:p>
              </table:table-cell>
              <table:table-cell office:value-type="float" office:value="0.525658807212205">
                <text:p>0.525658807212205</text:p>
              </table:table-cell>
              <table:table-cell office:value-type="float" office:value="0.0263522884882108">
                <text:p>0.02635228848821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1506849315069">
                <text:p>0.531506849315069</text:p>
              </table:table-cell>
              <table:table-cell office:value-type="float" office:value="0.523287671232877">
                <text:p>0.523287671232877</text:p>
              </table:table-cell>
              <table:table-cell office:value-type="float" office:value="0.0246575342465753">
                <text:p>0.0246575342465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0446549391069">
                <text:p>0.530446549391069</text:p>
              </table:table-cell>
              <table:table-cell office:value-type="float" office:value="0.525033829499323">
                <text:p>0.525033829499323</text:p>
              </table:table-cell>
              <table:table-cell office:value-type="float" office:value="0.0270635994587281">
                <text:p>0.0270635994587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33422459893048">
                <text:p>0.533422459893048</text:p>
              </table:table-cell>
              <table:table-cell office:value-type="float" office:value="0.522727272727273">
                <text:p>0.522727272727273</text:p>
              </table:table-cell>
              <table:table-cell office:value-type="float" office:value="0.0267379679144385">
                <text:p>0.02673796791443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1043593130779">
                <text:p>0.531043593130779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0250990752972259">
                <text:p>0.0250990752972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8720626631854">
                <text:p>0.528720626631854</text:p>
              </table:table-cell>
              <table:table-cell office:value-type="float" office:value="0.523498694516971">
                <text:p>0.523498694516971</text:p>
              </table:table-cell>
              <table:table-cell office:value-type="float" office:value="0.0287206266318538">
                <text:p>0.0287206266318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6451612903226">
                <text:p>0.526451612903226</text:p>
              </table:table-cell>
              <table:table-cell office:value-type="float" office:value="0.521290322580645">
                <text:p>0.521290322580645</text:p>
              </table:table-cell>
              <table:table-cell office:value-type="float" office:value="0.0270967741935483">
                <text:p>0.0270967741935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4234693877551">
                <text:p>0.524234693877551</text:p>
              </table:table-cell>
              <table:table-cell office:value-type="float" office:value="0.522959183673469">
                <text:p>0.522959183673469</text:p>
              </table:table-cell>
              <table:table-cell office:value-type="float" office:value="0.0293367346938775">
                <text:p>0.0293367346938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7112232030265">
                <text:p>0.527112232030265</text:p>
              </table:table-cell>
              <table:table-cell office:value-type="float" office:value="0.520807061790668">
                <text:p>0.520807061790668</text:p>
              </table:table-cell>
              <table:table-cell office:value-type="float" office:value="0.0277427490542245">
                <text:p>0.0277427490542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4937655860349">
                <text:p>0.524937655860349</text:p>
              </table:table-cell>
              <table:table-cell office:value-type="float" office:value="0.518703241895262">
                <text:p>0.518703241895262</text:p>
              </table:table-cell>
              <table:table-cell office:value-type="float" office:value="0.029925187032419">
                <text:p>0.029925187032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6510480887793">
                <text:p>0.526510480887793</text:p>
              </table:table-cell>
              <table:table-cell office:value-type="float" office:value="0.517879161528977">
                <text:p>0.517879161528977</text:p>
              </table:table-cell>
              <table:table-cell office:value-type="float" office:value="0.0234278668310728">
                <text:p>0.0234278668310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4390243902439">
                <text:p>0.524390243902439</text:p>
              </table:table-cell>
              <table:table-cell office:value-type="float" office:value="0.515853658536585">
                <text:p>0.515853658536585</text:p>
              </table:table-cell>
              <table:table-cell office:value-type="float" office:value="0.0219512195121951">
                <text:p>0.0219512195121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2316043425814">
                <text:p>0.522316043425814</text:p>
              </table:table-cell>
              <table:table-cell office:value-type="float" office:value="0.518697225572979">
                <text:p>0.518697225572979</text:p>
              </table:table-cell>
              <table:table-cell office:value-type="float" office:value="0.0253317249698431">
                <text:p>0.02533172496984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3866348448687">
                <text:p>0.523866348448687</text:p>
              </table:table-cell>
              <table:table-cell office:value-type="float" office:value="0.517899761336516">
                <text:p>0.517899761336516</text:p>
              </table:table-cell>
              <table:table-cell office:value-type="float" office:value="0.022673031026253">
                <text:p>0.022673031026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3022432113341">
                <text:p>0.523022432113341</text:p>
              </table:table-cell>
              <table:table-cell office:value-type="float" office:value="0.515938606847698">
                <text:p>0.515938606847698</text:p>
              </table:table-cell>
              <table:table-cell office:value-type="float" office:value="0.0200708382526564">
                <text:p>0.02007083825265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1028037383178">
                <text:p>0.521028037383178</text:p>
              </table:table-cell>
              <table:table-cell office:value-type="float" office:value="0.51518691588785">
                <text:p>0.51518691588785</text:p>
              </table:table-cell>
              <table:table-cell office:value-type="float" office:value="0.0210280373831776">
                <text:p>0.02102803738317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0231213872832">
                <text:p>0.520231213872832</text:p>
              </table:table-cell>
              <table:table-cell office:value-type="float" office:value="0.516763005780347">
                <text:p>0.516763005780347</text:p>
              </table:table-cell>
              <table:table-cell office:value-type="float" office:value="0.023121387283237">
                <text:p>0.0231213872832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4027459954233">
                <text:p>0.524027459954233</text:p>
              </table:table-cell>
              <table:table-cell office:value-type="float" office:value="0.51487414187643">
                <text:p>0.51487414187643</text:p>
              </table:table-cell>
              <table:table-cell office:value-type="float" office:value="0.022883295194508">
                <text:p>0.022883295194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321630804077">
                <text:p>0.52321630804077</text:p>
              </table:table-cell>
              <table:table-cell office:value-type="float" office:value="0.517553793884485">
                <text:p>0.517553793884485</text:p>
              </table:table-cell>
              <table:table-cell office:value-type="float" office:value="0.0260475651189128">
                <text:p>0.0260475651189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2421524663677">
                <text:p>0.522421524663677</text:p>
              </table:table-cell>
              <table:table-cell office:value-type="float" office:value="0.515695067264574">
                <text:p>0.515695067264574</text:p>
              </table:table-cell>
              <table:table-cell office:value-type="float" office:value="0.0246636771300449">
                <text:p>0.02466367713004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3862375138735">
                <text:p>0.523862375138735</text:p>
              </table:table-cell>
              <table:table-cell office:value-type="float" office:value="0.518312985571587">
                <text:p>0.518312985571587</text:p>
              </table:table-cell>
              <table:table-cell office:value-type="float" office:value="0.025527192008879">
                <text:p>0.025527192008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